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29in" table:align="left"/>
    </style:style>
    <style:style style:name="Table1.A" style:family="table-column">
      <style:table-column-properties style:column-width="0.9618in"/>
    </style:style>
    <style:style style:name="Table1.B" style:family="table-column">
      <style:table-column-properties style:column-width="5.961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0.2833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5" style:family="table-row">
      <style:table-row-properties style:min-row-height="4.1806in"/>
    </style:style>
    <style:style style:name="P1" style:family="paragraph" style:parent-style-name="Table_20_Contents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text-properties fo:font-size="10pt" style:font-size-asian="10pt" style:font-size-complex="10pt"/>
    </style:style>
    <style:style style:name="P3" style:family="paragraph" style:parent-style-name="Table_20_Contents">
      <style:paragraph-properties fo:background-color="transparent">
        <style:background-image/>
      </style:paragraph-properties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Cantarell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Table_20_Contents" style:list-style-name="L1">
      <style:text-properties fo:font-variant="normal" fo:text-transform="none" fo:color="#222222" style:font-name="Cantarell" fo:font-size="10pt" fo:letter-spacing="normal" fo:font-style="normal" fo:font-weight="normal" style:font-size-asian="10pt" style:font-size-complex="10pt"/>
    </style:style>
    <style:style style:name="P7" style:family="paragraph" style:parent-style-name="Table_20_Contents" style:list-style-name="L1">
      <style:text-properties fo:font-variant="normal" fo:text-transform="none" fo:color="#008080" style:font-name="Cantarell" fo:font-size="12pt" fo:letter-spacing="normal" fo:font-style="normal" fo:font-weight="normal" fo:background-color="transparent" style:font-size-asian="12pt" style:font-weight-asian="normal" style:font-size-complex="12pt" style:font-weight-complex="normal"/>
    </style:style>
    <style:style style:name="T1" style:family="text">
      <style:text-properties style:font-name="Cantarell"/>
    </style:style>
    <style:style style:name="T2" style:family="text">
      <style:text-properties style:font-name="Cantarell"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Liberation Serif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inutes of Meeting </text:p>
      <text:p text:style-name="P5"><text:span text:style-name="T2">GMRT</text:span><text:span text:style-name="T4"><text:tab/></text:span><text:tab/><text:tab/><text:tab/><text:tab/><text:span text:style-name="T2">Minutes of Meeting</text:span></text:p>
      <text:p text:style-name="P5"><text:tab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Meeting</text:p>
          </table:table-cell>
          <table:table-cell table:style-name="Table1.B1" office:value-type="string">
            <text:p text:style-name="P1">Meeting related to In House CMS development</text:p>
          </table:table-cell>
        </table:table-row>
        <table:table-row table:style-name="Table1.2">
          <table:table-cell table:style-name="Table1.A2" office:value-type="string">
            <text:p text:style-name="P3">Held on</text:p>
          </table:table-cell>
          <table:table-cell table:style-name="Table1.B2" office:value-type="string">
            <text:p text:style-name="P1"><text:s/>5<text:span text:style-name="T3">Th</text:span> August 2014 Time : 3.00 PM to 3.30 PM , GMRT canteen Annex room ( Telephonic)</text:p>
          </table:table-cell>
        </table:table-row>
        <table:table-row>
          <table:table-cell table:style-name="Table1.A2" office:value-type="string">
            <text:p text:style-name="P3">Attendees</text:p>
          </table:table-cell>
          <table:table-cell table:style-name="Table1.B2" office:value-type="string">
            <text:p text:style-name="P1">NGK, SN, DBB &amp; RRU</text:p>
          </table:table-cell>
        </table:table-row>
        <table:table-row>
          <table:table-cell table:style-name="Table1.A4" office:value-type="string">
            <text:p text:style-name="P3">Agenda</text:p>
          </table:table-cell>
          <table:table-cell table:style-name="Table1.B2" office:value-type="string">
            <text:p text:style-name="P1">In House CMS development </text:p>
          </table:table-cell>
        </table:table-row>
        <table:table-row table:style-name="Table1.5">
          <table:table-cell table:style-name="Table1.A4" office:value-type="string">
            <text:p text:style-name="P3">Highlights</text:p>
            <text:p text:style-name="P3">and items</text:p>
            <text:p text:style-name="P3">discussed </text:p>
          </table:table-cell>
          <table:table-cell table:style-name="Table1.B2" office:value-type="string">
            <text:p text:style-name="P2"><text:span text:style-name="T5"><text:s text:c="7"/></text:span><text:span text:style-name="T1"><text:s text:c="2"/></text:span></text:p>
            <text:list xml:id="list218783047" text:style-name="L1">
              <text:list-item>
                <text:p text:style-name="P6">RRU updated he has understood the Alarm program used in current Online given by Santaji.</text:p>
                <text:p text:style-name="P6">- Working on servo communication, observed some times PC104 doesn't send the final response. Discussed with Thiyagu.</text:p>
                <text:p text:style-name="P6">Thiyagu pointed out that it is because of software limit imposed in servo software.</text:p>
                <text:p text:style-name="P6">+/- 260 for AZ angle &amp; +/- 16.5 for EL angle.</text:p>
                <text:p text:style-name="P6"/>
              </text:list-item>
              <text:list-item>
                <text:p text:style-name="P6">NMS programmed one MCM with additional command to set reference LO, gave that MCM card to GAB group.</text:p>
                <text:p text:style-name="P6"/>
              </text:list-item>
              <text:list-item>
                <text:p text:style-name="P6">SNK updated tax program is ready &amp; available on GMRT web page. </text:p>
                <text:p text:style-name="P6"/>
              </text:list-item>
              <text:list-item>
                <text:p text:style-name="P6">DBB updated the he is working on precession coordinate calculation using NOVAS library. Apparent calculation are not matching.</text:p>
                <text:p text:style-name="P6">- Topo- centric calculations are giving correct output but geocentric calculations are giving error.</text:p>
                <text:p text:style-name="P6">- DBB busy in writing report on beam-width.</text:p>
                <text:p text:style-name="P6"># NGK asked to put all calculations related to precessed coordinate and Nutated coordinate.</text:p>
                <text:p text:style-name="P6"/>
              </text:list-item>
              <text:list-item>
                <text:p text:style-name="P6">SN updated that he is receiving emails from vendors related to server class machines.</text:p>
                <text:p text:style-name="P6"/>
                <text:p text:style-name="P6"/>
                <text:p text:style-name="P7"/>
              </text:list-item>
            </text:list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leset </meta:initial-creator>
    <meta:creation-date>2012-08-07T13:33:14</meta:creation-date>
    <dc:date>2014-08-05T17:21:43</dc:date>
    <dc:creator>teleset </dc:creator>
    <meta:editing-duration>P1DT16H30M45S</meta:editing-duration>
    <meta:editing-cycles>560</meta:editing-cycles>
    <meta:generator>LibreOffice/3.4$Linux LibreOffice_project/340m1$Build-602</meta:generator>
    <meta:document-statistic meta:table-count="1" meta:image-count="0" meta:object-count="0" meta:page-count="1" meta:paragraph-count="26" meta:word-count="215" meta:character-count="1233" meta:non-whitespace-character-count="1034"/>
  </office:meta>
</office:document-meta>
</file>